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, Verdana, Tahoma, Helvetica, sans-serif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text-align="center" style:justify-single-word="false" fo:text-indent="1.27cm" style:auto-text-indent="true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tru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true"/>
    </style:style>
    <style:style style:name="P7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1.251cm" style:auto-text-indent="tru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аница «Информация о сервисе»</text:p>
      <text:list xml:id="list3441211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Верхняя строка остается та же.</text:p>
                                        </text:list-item>
                                        <text:list-item>
                                          <text:p text:style-name="P5">Нижняя строка остается та же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Содержание страницы:</text:p>
      <text:p text:style-name="P4">Сайт <text:a xlink:type="simple" xlink:href="http://www.e-tut.com.ua/"><text:span text:style-name="T1">www</text:span></text:a><text:a xlink:type="simple" xlink:href="http://www.e-tut.com.ua/"><text:span text:style-name="T1">.</text:span></text:a><text:a xlink:type="simple" xlink:href="http://www.e-tut.com.ua/"><text:span text:style-name="T1">e</text:span></text:a><text:a xlink:type="simple" xlink:href="http://www.e-tut.com.ua/"><text:span text:style-name="T1">-</text:span></text:a><text:a xlink:type="simple" xlink:href="http://www.e-tut.com.ua/"><text:span text:style-name="T1">tut</text:span></text:a><text:a xlink:type="simple" xlink:href="http://www.e-tut.com.ua/"><text:span text:style-name="T1">.</text:span></text:a><text:a xlink:type="simple" xlink:href="http://www.e-tut.com.ua/"><text:span text:style-name="T1">com</text:span></text:a><text:a xlink:type="simple" xlink:href="http://www.e-tut.com.ua/"><text:span text:style-name="T1">.</text:span></text:a><text:a xlink:type="simple" xlink:href="http://www.e-tut.com.ua/"><text:span text:style-name="T1">ua</text:span></text:a> создан в виде удобной потребительской поисковой системы, в сети Интернет, в которой покупатели товаров смогут получить, нужную им, информацию о товаре и о месте где его можно приобрести. Мы не создаем рубрикактор по видам товаров, а предоставляем возможность найти, приемлемую для покупателя, цену товара.</text:p>
      <text:p text:style-name="P4">На сегодняшний день, сайт <text:a xlink:type="simple" xlink:href="http://www.e-tut.com.ua/"><text:span text:style-name="T1">www</text:span></text:a><text:a xlink:type="simple" xlink:href="http://www.e-tut.com.ua/"><text:span text:style-name="T1">.</text:span></text:a><text:a xlink:type="simple" xlink:href="http://www.e-tut.com.ua/"><text:span text:style-name="T1">e</text:span></text:a><text:a xlink:type="simple" xlink:href="http://www.e-tut.com.ua/"><text:span text:style-name="T1">-</text:span></text:a><text:a xlink:type="simple" xlink:href="http://www.e-tut.com.ua/"><text:span text:style-name="T1">tut</text:span></text:a><text:a xlink:type="simple" xlink:href="http://www.e-tut.com.ua/"><text:span text:style-name="T1">.</text:span></text:a><text:a xlink:type="simple" xlink:href="http://www.e-tut.com.ua/"><text:span text:style-name="T1">com</text:span></text:a><text:a xlink:type="simple" xlink:href="http://www.e-tut.com.ua/"><text:span text:style-name="T1">.</text:span></text:a><text:a xlink:type="simple" xlink:href="http://www.e-tut.com.ua/"><text:span text:style-name="T1">ua</text:span></text:a> собирает информацию о продаваемых товарах через интернет магазины в городе Киеве. Нами обрабатывается информация <text:s/>о товарах 300 интернет магазинов.</text:p>
      <text:p text:style-name="P4">Номенклатура искомого товара включает в себя:</text:p>
      <text:list xml:id="list34415815" text:style-name="L2">
        <text:list-item>
          <text:p text:style-name="P7">ПК и ноутбуки;</text:p>
        </text:list-item>
        <text:list-item>
          <text:p text:style-name="P7">ТВ, фото, видеотехника;</text:p>
        </text:list-item>
        <text:list-item>
          <text:p text:style-name="P7">Автомобильная электроника;</text:p>
        </text:list-item>
        <text:list-item>
          <text:p text:style-name="P7">Компьютерная периферия;</text:p>
        </text:list-item>
        <text:list-item>
          <text:p text:style-name="P7">Оргтехника;</text:p>
        </text:list-item>
        <text:list-item>
          <text:p text:style-name="P7">Мобильные телефоны;</text:p>
        </text:list-item>
        <text:list-item>
          <text:p text:style-name="P7">Бытовая техника,</text:p>
          <text:p text:style-name="P7">и многое другое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Verdana, Tahoma, Helvetica, sans-serif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Руслан Куц</meta:initial-creator>
    <meta:creation-date>2010-09-22T13:37:22.34</meta:creation-date>
    <dc:date>2010-09-22T14:35:27</dc:date>
    <dc:creator>Руслан Куц</dc:creator>
    <meta:editing-duration>PT00H34M26S</meta:editing-duration>
    <meta:editing-cycles>3</meta:editing-cycles>
    <meta:generator>OpenOffice.org/3.1$Win32 OpenOffice.org_project/310m11$Build-9399</meta:generator>
    <meta:document-statistic meta:table-count="0" meta:image-count="0" meta:object-count="0" meta:page-count="1" meta:paragraph-count="15" meta:word-count="120" meta:character-count="832"/>
  </office:meta>
</office:document-meta>
</file>